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2.1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in" table:align="margins" style:writing-mode="lr-tb"/>
    </style:style>
    <style:style style:name="Table2.A" style:family="table-column">
      <style:table-column-properties style:column-width="2.1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in" table:align="margins" style:writing-mode="lr-tb"/>
    </style:style>
    <style:style style:name="Table3.A" style:family="table-column">
      <style:table-column-properties style:column-width="2.1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2.1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normal" officeooo:rsid="001a5072" officeooo:paragraph-rsid="001e3283" style:font-weight-asian="normal" style:font-weight-complex="normal"/>
    </style:style>
    <style:style style:name="P3" style:family="paragraph" style:parent-style-name="Standard">
      <style:text-properties fo:language="fr" fo:country="FR" fo:font-weight="bold" style:font-weight-asian="bold"/>
    </style:style>
    <style:style style:name="P4" style:family="paragraph" style:parent-style-name="Standard">
      <style:paragraph-properties>
        <style:tab-stops>
          <style:tab-stop style:position="1.6665in"/>
        </style:tab-stops>
      </style:paragraph-properties>
      <style:text-properties fo:language="fr" fo:country="FR"/>
    </style:style>
    <style:style style:name="P5" style:family="paragraph" style:parent-style-name="Standard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officeooo:rsid="001bf22a" officeooo:paragraph-rsid="001bf22a"/>
    </style:style>
    <style:style style:name="P7" style:family="paragraph" style:parent-style-name="Table_20_Contents">
      <style:text-properties officeooo:rsid="001bf22a" officeooo:paragraph-rsid="001e3283"/>
    </style:style>
    <style:style style:name="P8" style:family="paragraph" style:parent-style-name="Standard">
      <style:text-properties fo:font-size="16pt" fo:language="fr" fo:country="FR" fo:font-weight="bold" style:font-size-asian="16pt" style:font-weight-asian="bold" style:font-size-complex="16pt"/>
    </style:style>
    <style:style style:name="P9" style:family="paragraph" style:parent-style-name="Standard">
      <style:text-properties fo:font-size="16pt" fo:language="fr" fo:country="FR" fo:font-weight="bold" officeooo:rsid="001a5072" officeooo:paragraph-rsid="001a507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language="fr" fo:country="FR" fo:font-weight="bold" officeooo:rsid="001a5072" officeooo:paragraph-rsid="001e3283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language="fr" fo:country="FR" fo:font-weight="bold" officeooo:rsid="001a5072" officeooo:paragraph-rsid="001e3283" style:font-size-asian="16pt" style:font-weight-asian="bold" style:font-size-complex="16pt" style:font-weight-complex="normal"/>
    </style:style>
    <style:style style:name="P12" style:family="paragraph" style:parent-style-name="Standard">
      <style:text-properties fo:font-size="16pt" fo:language="fr" fo:country="FR" fo:font-weight="bold" officeooo:paragraph-rsid="001e3283" style:font-size-asian="16pt" style:font-weight-asian="bold" style:font-size-complex="16pt"/>
    </style:style>
    <style:style style:name="P13" style:family="paragraph" style:parent-style-name="Standard">
      <style:text-properties fo:font-size="16pt" fo:language="fr" fo:country="FR" fo:font-weight="normal" officeooo:rsid="001a5072" officeooo:paragraph-rsid="001a5072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language="fr" fo:country="FR" fo:font-weight="normal" officeooo:rsid="001a5072" officeooo:paragraph-rsid="001e3283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language="fr" fo:country="FR" fo:font-weight="normal" officeooo:rsid="001e3283" officeooo:paragraph-rsid="001e3283" style:font-size-asian="16pt" style:font-weight-asian="normal" style:font-size-complex="16pt" style:font-weight-complex="normal"/>
    </style:style>
    <style:style style:name="P16" style:family="paragraph" style:parent-style-name="Standard">
      <style:text-properties fo:language="fr" fo:country="FR" fo:font-weight="bold" style:font-weight-asian="bold"/>
    </style:style>
    <style:style style:name="P17" style:family="paragraph" style:parent-style-name="Standard">
      <style:text-properties fo:language="fr" fo:country="FR" fo:font-weight="bold" style:font-weight-asian="bold" style:font-weight-complex="bold"/>
    </style:style>
    <style:style style:name="P18" style:family="paragraph" style:parent-style-name="Standard">
      <style:text-properties fo:language="fr" fo:country="FR" officeooo:paragraph-rsid="0021b577"/>
    </style:style>
    <style:style style:name="P19" style:family="paragraph" style:parent-style-name="Standard">
      <style:paragraph-properties>
        <style:tab-stops>
          <style:tab-stop style:position="1.6665in"/>
        </style:tab-stops>
      </style:paragraph-properties>
      <style:text-properties fo:language="fr" fo:country="FR"/>
    </style:style>
    <style:style style:name="P20" style:family="paragraph" style:parent-style-name="Standard">
      <style:text-properties fo:language="fr" fo:country="FR" fo:font-weight="normal" officeooo:paragraph-rsid="0021b577" style:font-weight-asian="normal" style:font-weight-complex="normal"/>
    </style:style>
    <style:style style:name="P21" style:family="paragraph" style:parent-style-name="Table_20_Contents">
      <style:text-properties officeooo:rsid="001e3283" officeooo:paragraph-rsid="001bf22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3283" style:font-size-asian="16pt" style:font-size-complex="16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1e32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iveau 1</text:p>
      <text:p text:style-name="P9">Description</text:p>
      <text:p text:style-name="P13">1 filtre, 1 dimension, 1 verbe</text:p>
      <text:p text:style-name="P13">ordre: verbe +agregatoin + metrique + dimension + filtre</text:p>
      <text:p text:style-name="P13">Tous les goupes syntaxiques sont detaches </text:p>
      <text:p text:style-name="P9">Source de difficulte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Parser</text:p>
          </table:table-cell>
          <table:table-cell table:style-name="Table1.A1" office:value-type="string">
            <text:p text:style-name="P6">Synonymes</text:p>
          </table:table-cell>
          <table:table-cell table:style-name="Table1.C1" office:value-type="string">
            <text:p text:style-name="P6">Filtres</text:p>
          </table:table-cell>
        </table:table-row>
        <table:table-row>
          <table:table-cell table:style-name="Table1.A2" office:value-type="string">
            <text:p text:style-name="P6">reconnaître la nature de chaque groupe syntaxique</text:p>
          </table:table-cell>
          <table:table-cell table:style-name="Table1.A2" office:value-type="string">
            <text:p text:style-name="P6">Pas de difficultee</text:p>
          </table:table-cell>
          <table:table-cell table:style-name="Table1.C2" office:value-type="string">
            <text:p text:style-name="P21">reconnaître le format de la valeur du filtre</text:p>
          </table:table-cell>
        </table:table-row>
      </table:table>
      <text:p text:style-name="P13"/>
      <text:p text:style-name="P3">-Je veux le nombre d’absences en fonctions de l’âge des agents dont le temps de travail est supérieur a 7h. </text:p>
      <text:p text:style-name="P1">[[le nombre],[absences],[ âge des agents], [le temps de travail]]</text:p>
      <text:p text:style-name="P3">-Je veux la moyenne d’âge des agents en fonction du sexe des agents avec la date de début du poste inferieur a 2010.</text:p>
      <text:p text:style-name="P1">[[la moyenne],[âge des agents],[sexe des agents], [la date de debout du poste]]</text:p>
      <text:p text:style-name="P3">-Donne-moi la moyenne de paie nette par catégorie hiérarchique avec le sexe des agents homme.</text:p>
      <text:p text:style-name="P1">[[la moyenne],[paie nette],[ catégorie hiérarchique], [le sexe des agents]]</text:p>
      <text:p text:style-name="P3">-Donnez-moi la somme des absences par nature d’absence avec le nombre de jour d’absences supérieur à trois semaines.</text:p>
      <text:p text:style-name="P1">[[la somme],[absences],[nature d’absence], [le nombre de jour d’absences]]</text:p>
      <text:p text:style-name="P3">-Calculez la moyenne du nombre d'enfants à charge des agents en fonction de l’âge des agents avec le statut marital des agents marié.</text:p>
      <text:p text:style-name="P1">[[la moyenne],[nombre d’enfants a charge des agents],[ âge des agents], [le statut marital des agents]]</text:p>
      <text:p text:style-name="P3">-Calculez la moyenne du montant HT des factures par intérêts des factures aux sociétés avec le montant HT des factures non nul.</text:p>
      <text:p text:style-name="P1">[[la moyenne], [montant HT des factures], [intérêts des factures aux sociétés], <text:s/>[le montant HT des factures]]</text:p>
      <text:p text:style-name="P3">-Faites la somme des absences en fonction du nombre d’heure d’absences avec le nom de l’entité M. Dupont.</text:p>
      <text:p text:style-name="P1"><text:soft-page-break/>[[la somme],[absences],[ nombre d’heure d’absences], [le nom de l’entité]]</text:p>
      <text:p text:style-name="P3">-*Je veux le nombre de foyers usagers pour le lieu Ile de France. </text:p>
      <text:p text:style-name="P1">[[le nombre],[foyers usagers],[ ], [lieu]]</text:p>
      <text:p text:style-name="P3">-*Donnez-moi le nombre de la paie mensuelle sous le nom de l’entité Madame Bovina.</text:p>
      <text:p text:style-name="P1">[[le nombre],[paie mensuelle],[ ], [nom de l’entité]]</text:p>
      <text:p text:style-name="P3">-*Je veux le nombre d’inscriptions en fonction de l’âge des habitants.</text:p>
      <text:p text:style-name="P1">[[le nombre],[inscriptions],[ âge des habitants], [ ]]</text:p>
      <text:p text:style-name="P1"/>
      <text:p text:style-name="P3"/>
      <text:p text:style-name="P8">Niveau 2</text:p>
      <text:p text:style-name="P10">Description</text:p>
      <text:p text:style-name="P14">1 filtre, 1 dimension, 1 verbe</text:p>
      <text:p text:style-name="P2"><text:span text:style-name="T1">ordre: verbe +</text:span><text:span text:style-name="T2">(</text:span><text:span text:style-name="T1">agregatoin,metrique</text:span><text:span text:style-name="T2">)</text:span><text:span text:style-name="T1">+ dimension + filtre</text:span></text:p>
      <text:p text:style-name="P15">Aggregation et metrique melangees</text:p>
      <text:p text:style-name="P10">Source de difficulte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Parser</text:p>
          </table:table-cell>
          <table:table-cell table:style-name="Table2.A1" office:value-type="string">
            <text:p text:style-name="P7">Synonymes</text:p>
          </table:table-cell>
          <table:table-cell table:style-name="Table2.C1" office:value-type="string">
            <text:p text:style-name="P7">Filtres</text:p>
          </table:table-cell>
        </table:table-row>
        <table:table-row>
          <table:table-cell table:style-name="Table2.A2" office:value-type="string">
            <text:p text:style-name="P7">-<text:span text:style-name="T5">r</text:span>econnaître la nature de chaque groupe syntaxique</text:p>
            <text:p text:style-name="P7">-<text:span text:style-name="T5">ressortir l’aggregation qui est attachee a la metrique</text:span></text:p>
          </table:table-cell>
          <table:table-cell table:style-name="Table2.A2" office:value-type="string">
            <text:p text:style-name="P7">Pas de difficultee</text:p>
          </table:table-cell>
          <table:table-cell table:style-name="Table2.C2" office:value-type="string">
            <text:p text:style-name="P7">-<text:span text:style-name="T5">reconnaître le format de la valeur du filtre</text:span></text:p>
          </table:table-cell>
        </table:table-row>
      </table:table>
      <text:p text:style-name="P11"/>
      <text:p text:style-name="P17">-Je veux la moyenne d’absences en fonctions de l’âge des agents dont le temps de travail est supérieur à 7h. </text:p>
      <text:p text:style-name="P18">[[le nombre],[absences],[ âge des agents], [le temps de travail]]</text:p>
      <text:p text:style-name="P1"/>
      <text:p text:style-name="P17">-Je veux l’âge moyen des agents en fonction du sexe des agents avec la date de début du poste inferieur a 2010.</text:p>
      <text:p text:style-name="P18">[[la moyenne],[âge des agents],[sexe des agents], [la date de debout du poste]]</text:p>
      <text:p text:style-name="P17"><text:soft-page-break/>-Donne-moi la paie nette en moyenne par catégorie hiérarchique avec le sexe des agents homme.</text:p>
      <text:p text:style-name="P18">[[la moyenne],[paie nette],[ catégorie hiérarchique], [le sexe des agents]]</text:p>
      <text:p text:style-name="P17">-Donnez-moi les absences par nature d’absence avec le nombre de jour d’absences supérieur à trois semaines.</text:p>
      <text:p text:style-name="P18">[[la somme],[absences],[nature d’absence], [le nombre de jour d’absences]]</text:p>
      <text:p text:style-name="P17">-Calculez le nombre d'enfants à charge des agents moyenné sur l’âge des agents avec le statut marital des agents marié.</text:p>
      <text:p text:style-name="P18">[[la moyenne],[nombre d’enfants a charge des agents],[ âge des agents], [le statut marital des agents]]</text:p>
      <text:p text:style-name="P17">-Calculez le montant HT moyen des factures par intérêts des factures aux sociétés avec le montant HT des factures non nul.</text:p>
      <text:p text:style-name="P18">[[la moyenne], [montant HT des factures], [intérêts des factures aux sociétés], <text:s/>[le montant HT des factures]]</text:p>
      <text:p text:style-name="P17">-Faites les absences au total en fonction du nombre d’heure d’absences avec le nom de l’entité M. Dupont.</text:p>
      <text:p text:style-name="P18">[[la somme],[absences],[ nombre d’heure d’absences], [le nom de l’entité]]</text:p>
      <text:p text:style-name="P8">Niveau 2 bis</text:p>
      <text:p text:style-name="P10">Description</text:p>
      <text:p text:style-name="P14">1 filtre, 1 dimension, 1 verbe</text:p>
      <text:p text:style-name="P2"><text:span text:style-name="T1">ordre: verbe +agregatoin</text:span><text:span text:style-name="T2">+</text:span><text:span text:style-name="T1">metrique+ filtre</text:span><text:span text:style-name="T2">+</text:span><text:span text:style-name="T1">dimension </text:span></text:p>
      <text:p text:style-name="P15">Aggregation et metrique melangees</text:p>
      <text:p text:style-name="P10">Source de difficultee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Parser</text:p>
          </table:table-cell>
          <table:table-cell table:style-name="Table3.A1" office:value-type="string">
            <text:p text:style-name="P7">Synonymes</text:p>
          </table:table-cell>
          <table:table-cell table:style-name="Table3.C1" office:value-type="string">
            <text:p text:style-name="P7">Filtres</text:p>
          </table:table-cell>
        </table:table-row>
        <table:table-row>
          <table:table-cell table:style-name="Table3.A2" office:value-type="string">
            <text:p text:style-name="P7">-reconnaître la nature de chaque groupe syntaxique</text:p>
            <text:p text:style-name="P7"/>
          </table:table-cell>
          <table:table-cell table:style-name="Table3.A2" office:value-type="string">
            <text:p text:style-name="P7">Pas de difficultee</text:p>
          </table:table-cell>
          <table:table-cell table:style-name="Table3.C2" office:value-type="string">
            <text:p text:style-name="P7">-<text:span text:style-name="T5">retrouver la valeur du filtre dans la phrase</text:span></text:p>
            <text:p text:style-name="P7">-<text:span text:style-name="T5">reconnaître le format de la valeur du filtre</text:span></text:p>
            <text:p text:style-name="P7"/>
          </table:table-cell>
        </table:table-row>
      </table:table>
      <text:p text:style-name="P11"/>
      <text:p text:style-name="P17">-Je veux le nombre d’absences des agents avec un temps de travail supérieur à 7 heures en fonctions de l’âge des agents. </text:p>
      <text:p text:style-name="P18">[[le nombre],[absences],[ âge des agents], [le temps de travail]]</text:p>
      <text:p text:style-name="P17"><text:soft-page-break/>-Je veux la moyenne d’âge des agents avec la date de début du poste inferieur a 2010 en fonction du sexe des agents.</text:p>
      <text:p text:style-name="P18">[[la moyenne],[âge des agents],[sexe des agents], [la date de debout du poste]]</text:p>
      <text:p text:style-name="P17">-Donne-moi la moyenne de paie nette avec le sexe des agents homme par catégorie hiérarchique.</text:p>
      <text:p text:style-name="P20">[[la moyenne],[paie nette],[ catégorie hiérarchique], [le sexe des agents]]</text:p>
      <text:p text:style-name="P17">-Donnez-moi la somme des absences avec le nombre de jour d’absences supérieur à trois semaines en fonction de la nature d’absence.</text:p>
      <text:p text:style-name="P18">[[la somme],[absences],[nature d’absence], [le nombre de jour d’absences]]</text:p>
      <text:p text:style-name="P17">-Calculez la moyenne du nombre d'enfants à charge des agents avec le statut marital des agents marié en fonction de l’âge des agents.</text:p>
      <text:p text:style-name="P18">[[la moyenne],[nombre d’enfants a charge des agents],[ âge des agents], [le statut marital des agents]]</text:p>
      <text:p text:style-name="P17">-Calculez la moyenne du montant HT des factures sachant le montant HT des factures non nul en fonction des intérêts des factures aux sociétés.</text:p>
      <text:p text:style-name="P18">[[la moyenne], [montant HT des factures], [intérêts des factures aux sociétés], <text:s/>[le montant HT des factures]]</text:p>
      <text:p text:style-name="P17">-Faites la somme des absences pour le nom de l’entité M. Dupont en fonction du nombre d’heure d’absences.</text:p>
      <text:p text:style-name="P18">[[la somme],[absences],[ nombre d’heure d’absences], [le nom de l’entité]]</text:p>
      <text:p text:style-name="P12">Niveau 3</text:p>
      <text:p text:style-name="P10">Description</text:p>
      <text:p text:style-name="P14">1 filtre, 1 dimension, 1 verbe</text:p>
      <text:p text:style-name="P2"><text:span text:style-name="T1">ordre: verbe +</text:span><text:span text:style-name="T2">(</text:span><text:span text:style-name="T1">agregatoin</text:span><text:span text:style-name="T2">,</text:span><text:span text:style-name="T1">metrique</text:span><text:span text:style-name="T2">)</text:span><text:span text:style-name="T1">+ </text:span><text:span text:style-name="T2">dimension +filtre</text:span></text:p>
      <text:p text:style-name="P15">Aggregation et metrique melangees</text:p>
      <text:p text:style-name="P15"/>
      <text:p text:style-name="P10">Source de difficultee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">Parser</text:p>
          </table:table-cell>
          <table:table-cell table:style-name="Table4.A1" office:value-type="string">
            <text:p text:style-name="P7">Synonymes</text:p>
          </table:table-cell>
          <table:table-cell table:style-name="Table4.C1" office:value-type="string">
            <text:p text:style-name="P7">Filtres</text:p>
          </table:table-cell>
        </table:table-row>
        <table:table-row>
          <table:table-cell table:style-name="Table4.A2" office:value-type="string">
            <text:p text:style-name="P7">-reconnaître la nature de chaque groupe syntaxique</text:p>
            <text:p text:style-name="P7">-<text:span text:style-name="T5">ressortir l’aggregation qui est attachee a la metrique</text:span></text:p>
          </table:table-cell>
          <table:table-cell table:style-name="Table4.A2" office:value-type="string">
            <text:p text:style-name="P7">Pas de difficultee</text:p>
          </table:table-cell>
          <table:table-cell table:style-name="Table4.C2" office:value-type="string">
            <text:p text:style-name="P7">-<text:span text:style-name="T5">retrouver la valeur du filtre dans la phrase</text:span></text:p>
            <text:p text:style-name="P7">-<text:span text:style-name="T5">reconnaître le format de la valeur du filtre</text:span></text:p>
            <text:p text:style-name="P7"/>
          </table:table-cell>
        </table:table-row>
      </table:table>
      <text:p text:style-name="P11"><text:soft-page-break/></text:p>
      <text:p text:style-name="P17">-Je veux les absences des agents avec un temps de travail supérieur à 7h en fonctions de l’âge des agents. </text:p>
      <text:p text:style-name="P18">[[le nombre],[absences],[ âge des agents], [le temps de travail]]</text:p>
      <text:p text:style-name="P17">-Je veux l’âge des agents en moyenne avec la date de début du poste inferieur a 2010 en fonction du sexe des agents.</text:p>
      <text:p text:style-name="P18">[[la moyenne],[âge des agents],[sexe des agents], [la date de debout du poste]]</text:p>
      <text:p text:style-name="P17">-Donnes-moi la paie nette moyenne avec le sexe des agents homme par catégorie hiérarchique.</text:p>
      <text:p text:style-name="P17">-Donnez-moi les absences avec le nombre de jour d’absences supérieur à trois semaines en fonction de la nature d’absence.</text:p>
      <text:p text:style-name="P18">[[la somme],[absences],[nature d’absence], [le nombre de jour d’absences]]</text:p>
      <text:p text:style-name="P17">-Calculez le nombre d'enfants en moyenne à charge des agents avec le statut marital des agents marié en fonction de l’âge des agents.</text:p>
      <text:p text:style-name="P18">[[la moyenne],[nombre d’enfants a charge des agents],[ âge des agents], [le statut marital des agents]]</text:p>
      <text:p text:style-name="P17">-Calculez le montant HT moyenné des factures sachant le montant HT des factures non nul en fonction des intérêts des factures aux sociétés.</text:p>
      <text:p text:style-name="P18">[[la moyenne], [montant HT des factures], [intérêts des factures aux sociétés], <text:s/>[le montant HT des factures]]</text:p>
      <text:p text:style-name="P17">-Je veux toutes les absences pour le nom de l’entité M. Dupont en fonction du nombre d’heure d’absences.</text:p>
      <text:p text:style-name="P18">[[la somme],[absences],[ nombre d’heure d’absences], [le nom de l’entité]]</text:p>
      <text:p text:style-name="P8">Niveau 4</text:p>
      <text:p text:style-name="P10"/>
      <text:p text:style-name="P1"><text:span text:style-name="T4">Filtre au début</text:span> <text:span text:style-name="T3">-Pour un temps de travail supérieur a 7h, je veux les absences des agents en fonction de l’âge des agents. <text:s/></text:span></text:p>
      <text:p text:style-name="P1">[[le nombre],[absences],[ âge des agents], [le temps de travail]]</text:p>
      <text:p text:style-name="P4"><text:span text:style-name="T4">Formulation interrogative </text:span><text:span text:style-name="T3">-Quelle est la moyenne de l’âge des agents avec la date de début du poste inferieur a 2010 en fonction du sexe des agents ?</text:span></text:p>
      <text:p text:style-name="P1">[[la moyenne], [âge des agents],[sexe des agents], [la date de début du poste]]</text:p>
      <text:p text:style-name="P4"><text:span text:style-name="T4">Verbe métrique et agrégation mélangés + interrogative</text:span> <text:span text:style-name="T3">– Combien touche en moyenne les agents en fonction de leur catégorie hiérarchique ?</text:span></text:p>
      <text:p text:style-name="P1">[[la moyenne], [paie nette],[catégorie hiérarchique], []]<text:bookmark text:name="_GoBack"/></text:p>
      <text:p text:style-name="P4"><text:soft-page-break/><text:span text:style-name="T4">Verbe métrique et agrégation mélangés +interrogative + filtre au milieu</text:span> <text:span text:style-name="T3">– Combien touche en moyenne les hommes en fonction de leur catégorie hiérarchique ?</text:span></text:p>
      <text:p text:style-name="P1">[[la moyenne], [paie nette],[catégorie hiérarchique], [sexe des agents]]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NKPAD TT470</meta:initial-creator>
    <meta:editing-cycles>12</meta:editing-cycles>
    <meta:creation-date>2018-05-08T09:00:00</meta:creation-date>
    <dc:date>2018-06-01T17:02:42.970207108</dc:date>
    <meta:editing-duration>PT4H22M4S</meta:editing-duration>
    <meta:generator>LibreOffice/6.0.3.2$Linux_X86_64 LibreOffice_project/00m0$Build-2</meta:generator>
    <meta:document-statistic meta:table-count="4" meta:image-count="0" meta:object-count="0" meta:page-count="6" meta:paragraph-count="122" meta:word-count="1255" meta:character-count="8053" meta:non-whitespace-character-count="69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